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icrosoft JhengHei fixed" svg:font-family="'Microsoft JhengHei fixed', 'Helvetica Neue', 'Microsoft JhengHei', Helvetica, 'Segoe UI', Tahom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top="0in" fo:margin-bottom="0in" loext:contextual-spacing="false" fo:text-align="start" style:justify-single-word="false"/>
      <style:text-properties officeooo:rsid="0015e227" officeooo:paragraph-rsid="0015e227"/>
    </style:style>
    <style:style style:name="P2" style:family="paragraph" style:parent-style-name="Text_20_body">
      <style:paragraph-properties fo:margin-top="0in" fo:margin-bottom="0in" loext:contextual-spacing="false" fo:text-align="start" style:justify-single-word="false"/>
      <style:text-properties officeooo:rsid="0015e227" officeooo:paragraph-rsid="002c4b9e"/>
    </style:style>
    <style:style style:name="P3" style:family="paragraph" style:parent-style-name="Text_20_body">
      <style:paragraph-properties fo:text-align="start" style:justify-single-word="false"/>
      <style:text-properties fo:font-variant="normal" fo:text-transform="none" fo:color="#212529" fo:font-size="15pt" officeooo:rsid="001c3b9d" officeooo:paragraph-rsid="001c3b9d" style:font-name-asian="Microsoft JhengHei fixed" style:font-size-asian="15pt" style:font-style-asian="normal" style:font-weight-asian="bold" style:font-size-complex="15pt"/>
    </style:style>
    <style:style style:name="P4" style:family="paragraph" style:parent-style-name="Text_20_body">
      <style:paragraph-properties fo:margin-top="0in" fo:margin-bottom="0in" loext:contextual-spacing="false" fo:text-align="start" style:justify-single-word="false"/>
      <style:text-properties officeooo:rsid="0015e227" officeooo:paragraph-rsid="002c4b9e"/>
    </style:style>
    <style:style style:name="P5" style:family="paragraph" style:parent-style-name="Text_20_body">
      <style:paragraph-properties fo:margin-top="0in" fo:margin-bottom="0in" loext:contextual-spacing="false" fo:text-align="start" style:justify-single-word="false"/>
      <style:text-properties fo:font-variant="normal" fo:text-transform="none" fo:color="#212529" fo:font-size="11pt" fo:font-weight="normal" officeooo:rsid="001c3b9d" officeooo:paragraph-rsid="001c3b9d" style:font-name-asian="Microsoft JhengHei fixed" style:font-size-asian="11pt" style:font-style-asian="normal" style:font-weight-asian="normal" style:font-size-complex="11pt" style:font-weight-complex="normal"/>
    </style:style>
    <style:style style:name="P6" style:family="paragraph" style:parent-style-name="Heading_20_1">
      <style:paragraph-properties fo:text-align="start" style:justify-single-word="false"/>
      <style:text-properties fo:font-variant="normal" fo:text-transform="none" fo:color="#212529" fo:font-size="15pt" officeooo:rsid="001c3b9d" officeooo:paragraph-rsid="001c3b9d" style:font-name-asian="Microsoft JhengHei fixed" style:font-size-asian="15pt" style:font-style-asian="normal" style:font-weight-asian="bold" style:font-size-complex="15pt"/>
    </style:style>
    <style:style style:name="T1" style:family="text">
      <style:text-properties officeooo:rsid="00653bf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民主狂想曲</text:h>
      <text:p text:style-name="P3"/>
      <text:p text:style-name="P5">美國的選舉</text:p>
      <text:p text:style-name="P5">讓政治的三權分立成了一場鬧劇</text:p>
      <text:p text:style-name="P5">全球的疫苗強制令</text:p>
      <text:p text:style-name="P5">讓全宇宙都看了一場國際大政府的民主笑話</text:p>
      <text:p text:style-name="P5"/>
      <text:p text:style-name="P5">當下的民主弊端在於</text:p>
      <text:p text:style-name="P5">以前高高在上的皇權</text:p>
      <text:p text:style-name="P5">變成了幕後資本和各種勢力的傀儡</text:p>
      <text:p text:style-name="P5">猶如慈禧垂簾聽政</text:p>
      <text:p text:style-name="P5">只是如今的慈禧們更加隱蔽</text:p>
      <text:p text:style-name="P5">資本勢力經過長期積累</text:p>
      <text:p text:style-name="P5">變成了千年的皇帝</text:p>
      <text:p text:style-name="P1"/>
      <text:p text:style-name="P2">如何保證民主是真的民做主呢？ </text:p>
      <text:p text:style-name="P2"/>
      <text:p text:style-name="P2">答案是要讓資本和宗教等勢力沒法干預政治</text:p>
      <text:p text:style-name="P2">讓政客的一切儘可能地由選民的選票決定</text:p>
      <text:p text:style-name="P2">國家的總統必須從村官做起</text:p>
      <text:p text:style-name="P2">要經過長期馬拉松式的淘汰</text:p>
      <text:p text:style-name="P2">才能一步一步往上提拔</text:p>
      <text:p text:style-name="P2">用豐厚的獎金和高薪吸引有能力的人才</text:p>
      <text:p text:style-name="P2">像古代那些有骨氣的文官一樣</text:p>
      <text:p text:style-name="P2">不同的是 這次是站着</text:p>
      <text:p text:style-name="P2">有才華和資本傲視各種勢力</text:p>
      <text:p text:style-name="P2">去除黨派</text:p>
      <text:p text:style-name="P2">黨內推薦和選舉就是資本操縱的災區</text:p>
      <text:p text:style-name="P2">每個人都是從最底層的村官開始</text:p>
      <text:p text:style-name="P2">經過各種投票一步一步往上升遷</text:p>
      <text:p text:style-name="P2"/>
      <text:p text:style-name="P2">從村到縣城到市區到省再到中央政府的組織架構都差不多</text:p>
      <text:p text:style-name="P2">一個村 一個縣 一個省 和中央政府的架構差不多</text:p>
      <text:p text:style-name="P2">有議會監督</text:p>
      <text:p text:style-name="P2">這個和當前的民主社會差不多</text:p>
      <text:p text:style-name="P2"/>
      <text:p text:style-name="P2">主要的區別是</text:p>
      <text:p text:style-name="P2">所有選舉人的產生機制</text:p>
      <text:p text:style-name="P2">還有就是選舉資金完全由稅收承擔 拒絕財團的支助</text:p>
      <text:p text:style-name="P2">政客及其家人不得從商</text:p>
      <text:p text:style-name="P2">位高者離職<text:span text:style-name="T1">10年不得從商</text:span></text:p>
      <text:p text:style-name="P2">總之盡一切可能讓資本和政客之間的往來變得危險</text:p>
      <text:p text:style-name="P2">受賄和賄賂者之間互相揭發，並且在資金鏈上</text:p>
      <text:p text:style-name="P2">財富最多者罪越重，用古代抄家的方式讓賄賂變得讓人恐懼</text:p>
      <text:p text:style-name="P2">所以做官的 想改變社會的人能安心做官</text:p>
      <text:p text:style-name="P2">喜歡經商的專心經商，想要轉從政，關閉公司從村官做起</text:p>
      <text:p text:style-name="P2">而理神拜佛就專心安撫人心</text:p>
      <text:p text:style-name="P2"/>
      <text:p text:style-name="P2">當下的民主選舉次數太少</text:p>
      <text:p text:style-name="P2">所以無法對各級官員做到有效和及時的監督</text:p>
      <text:p text:style-name="P2">四年一次總統選舉</text:p>
      <text:p text:style-name="P2">兩年一次中央政府的議會選舉</text:p>
      <text:p text:style-name="P2">這種選舉次數太少</text:p>
      <text:p text:style-name="P2">應該每年都有差不多次數的選舉</text:p>
      <text:p text:style-name="P2">用於從村官到中央的各級官員的選舉</text:p>
      <text:p text:style-name="P2">而且選舉只用紙質和親身到場</text:p>
      <text:p text:style-name="P2">以及只能人工點票</text:p>
      <text:p text:style-name="P2"/>
      <text:p text:style-name="P2">選舉關係到國家安全</text:p>
      <text:p text:style-name="P2">每個人都有義務參加</text:p>
      <text:p text:style-name="P2">和服兵役一樣</text:p>
      <text:p text:style-name="P2">當年參加了所有選舉的人</text:p>
      <text:p text:style-name="P2">下一年交的稅可以很大幅度減免</text:p>
      <text:p text:style-name="P2">讓不盡選民義務的人承擔高賦稅</text:p>
      <text:p text:style-name="P2">還有其他保險優惠等等</text:p>
      <text:p text:style-name="P2">當年你參加的選舉次數</text:p>
      <text:p text:style-name="P2">除以當年總的選舉場次的百分比</text:p>
      <text:p text:style-name="P2">作爲下一年稅賦優惠的依據</text:p>
      <text:p text:style-name="P2"/>
      <text:p text:style-name="P2">所有選舉日作爲法定的假日</text:p>
      <text:p text:style-name="P2">成爲族羣殺雞宰羊且爲樂的慶典</text:p>
      <text:p text:style-name="P2"/>
      <text:p text:style-name="P2">在選民資格上也需要有規定</text:p>
      <text:p text:style-name="P2">對社區有貢獻者才有選舉資格</text:p>
      <text:p text:style-name="P2">比如連續若干年交稅</text:p>
      <text:p text:style-name="P2">實施聯網的誠信記錄</text:p>
      <text:p text:style-name="P2">所有的過往犯罪污點可以通過自己參加足夠的社區公益等活動去法院申請換取消除或在若干期限後對公衆隱藏</text:p>
      <text:p text:style-name="P2"><text:soft-page-break/></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icrosoft JhengHei fixed" svg:font-family="'Microsoft JhengHei fixed', 'Helvetica Neue', 'Microsoft JhengHei', Helvetica, 'Segoe UI', Tahom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writing-mode="tb-rl"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1T19:55:21.734665039</meta:creation-date>
    <meta:generator>LibreOffice/6.0.7.3$Linux_X86_64 LibreOffice_project/00m0$Build-3</meta:generator>
    <dc:date>2022-02-23T01:06:31.835401103</dc:date>
    <meta:editing-duration>PT3H13M29S</meta:editing-duration>
    <meta:editing-cycles>96</meta:editing-cycles>
    <meta:document-statistic meta:table-count="0" meta:image-count="0" meta:object-count="0" meta:page-count="2" meta:paragraph-count="67" meta:word-count="886" meta:character-count="894" meta:non-whitespace-character-count="887"/>
  </office:meta>
</office:document-meta>
</file>